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70">
      <number:fraction number:min-integer-digits="0" number:min-numerator-digits="1" number:min-denominator-digits="1"/>
    </number:number-style>
    <style:style style:name="ce1" style:family="table-cell" style:parent-style-name="Default" style:data-style-name="N70"/>
    <style:style style:name="ce2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5 ¼ 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Wall</text:p>
          </table:table-cell>
          <table:table-cell/>
          <table:table-cell office:value-type="float" office:value="61.7" calcext:value-type="float">
            <text:p>61.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Feet</text:p>
          </table:table-cell>
          <table:table-cell table:number-columns-repeated="3"/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close peg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formula="of:=[.A2]*[.F1]" office:value-type="float" office:value="107.975" calcext:value-type="float">
            <text:p>107.975</text:p>
          </table:table-cell>
          <table:table-cell office:value-type="string" calcext:value-type="string">
            <text:p>In.</text:p>
          </table:table-cell>
          <table:table-cell table:formula="of:=[.H2]/12" office:value-type="float" office:value="8.99791666666667" calcext:value-type="float">
            <text:p>8.9979166667</text:p>
          </table:table-cell>
          <table:table-cell office:value-type="string" calcext:value-type="string">
            <text:p>Feet</text:p>
          </table:table-cell>
          <table:table-cell office:value-type="string" calcext:value-type="string">
            <text:p>Straight from the wall to the close peg</text:p>
          </table:table-cell>
        </table:table-row>
        <table:table-row table:style-name="ro1">
          <table:table-cell table:style-name="ce1" office:value-type="float" office:value="9.75" calcext:value-type="float">
            <text:p>9 3/4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to start point</text:p>
          </table:table-cell>
          <table:table-cell table:number-columns-repeated="3"/>
          <table:table-cell table:formula="of:=[.A3]*[.F1]" office:value-type="float" office:value="601.575" calcext:value-type="float">
            <text:p>601.575</text:p>
          </table:table-cell>
          <table:table-cell office:value-type="string" calcext:value-type="string">
            <text:p>In.</text:p>
          </table:table-cell>
          <table:table-cell table:formula="of:=[.H3]/12" office:value-type="float" office:value="50.13125" calcext:value-type="float">
            <text:p>50.13125</text:p>
          </table:table-cell>
          <table:table-cell office:value-type="string" calcext:value-type="string">
            <text:p>Feet</text:p>
          </table:table-cell>
          <table:table-cell/>
        </table:table-row>
        <table:table-row table:style-name="ro1">
          <table:table-cell table:style-name="ce2" office:value-type="float" office:value="7.25" calcext:value-type="float">
            <text:p>7.25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turn point</text:p>
          </table:table-cell>
          <table:table-cell table:number-columns-repeated="3"/>
          <table:table-cell table:formula="of:=[.A4]*[.F1]" office:value-type="float" office:value="447.325" calcext:value-type="float">
            <text:p>447.325</text:p>
          </table:table-cell>
          <table:table-cell office:value-type="string" calcext:value-type="string">
            <text:p>In.</text:p>
          </table:table-cell>
          <table:table-cell table:formula="of:=[.H4]/12" office:value-type="float" office:value="37.2770833333333" calcext:value-type="float">
            <text:p>37.2770833333</text:p>
          </table:table-cell>
          <table:table-cell office:value-type="string" calcext:value-type="string">
            <text:p>Feet</text:p>
          </table:table-cell>
          <table:table-cell/>
        </table:table-row>
        <table:table-row table:style-name="ro1">
          <table:table-cell office:value-type="float" office:value="61.5" calcext:value-type="float">
            <text:p>61.5</text:p>
          </table:table-cell>
          <table:table-cell office:value-type="string" calcext:value-type="string">
            <text:p>Degrees</text:p>
          </table:table-cell>
          <table:table-cell/>
          <table:table-cell office:value-type="string" calcext:value-type="string">
            <text:p>Departure Angle</text:p>
          </table:table-cell>
          <table:table-cell table:number-columns-repeated="3"/>
          <table:table-cell table:formula="of:=[.H3]-[.H4]" office:value-type="float" office:value="154.25" calcext:value-type="float">
            <text:p>154.25</text:p>
          </table:table-cell>
          <table:table-cell office:value-type="string" calcext:value-type="string">
            <text:p>In.</text:p>
          </table:table-cell>
          <table:table-cell table:formula="of:=[.H5]/12" office:value-type="float" office:value="12.8541666666667" calcext:value-type="float">
            <text:p>12.8541666667</text:p>
          </table:table-cell>
          <table:table-cell office:value-type="string" calcext:value-type="string">
            <text:p>Feet</text:p>
          </table:table-cell>
          <table:table-cell office:value-type="string" calcext:value-type="string">
            <text:p>From the boiler to the boiler peg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egrees</text:p>
          </table:table-cell>
          <table:table-cell/>
          <table:table-cell office:value-type="string" calcext:value-type="string">
            <text:p>Peg angle</text:p>
          </table:table-cell>
          <table:table-cell table:number-columns-repeated="3"/>
          <table:table-cell table:formula="of:=[.A8]*[.F1]" office:value-type="float" office:value="15.425" calcext:value-type="float">
            <text:p>15.425</text:p>
          </table:table-cell>
          <table:table-cell office:value-type="string" calcext:value-type="string">
            <text:p>In.</text:p>
          </table:table-cell>
          <table:table-cell table:formula="of:=[.H6]/12" office:value-type="float" office:value="1.28541666666667" calcext:value-type="float">
            <text:p>1.2854166667</text:p>
          </table:table-cell>
          <table:table-cell office:value-type="string" calcext:value-type="string">
            <text:p>Feet</text:p>
          </table:table-cell>
          <table:table-cell office:value-type="string" calcext:value-type="string">
            <text:p>Drive to Peg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egrees </text:p>
          </table:table-cell>
          <table:table-cell/>
          <table:table-cell office:value-type="string" calcext:value-type="string">
            <text:p>turn </text:p>
          </table:table-cell>
          <table:table-cell table:number-columns-repeated="7"/>
          <table:table-cell office:value-type="string" calcext:value-type="string">
            <text:p>Turn to peg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string" calcext:value-type="string">
            <text:p>in </text:p>
          </table:table-cell>
          <table:table-cell/>
          <table:table-cell office:value-type="string" calcext:value-type="string">
            <text:p>spear peg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going from loader side</text:p>
          </table:table-cell>
          <table:table-cell table:number-columns-repeated="11"/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itial drive</text:p>
          </table:table-cell>
          <table:table-cell table:number-columns-repeated="4"/>
          <table:table-cell table:formula="of:=[.A11]*[.F1]" office:value-type="float" office:value="138.825" calcext:value-type="float">
            <text:p>138.825</text:p>
          </table:table-cell>
          <table:table-cell office:value-type="string" calcext:value-type="string">
            <text:p>In.</text:p>
          </table:table-cell>
          <table:table-cell table:formula="of:=[.H11]/12" office:value-type="float" office:value="11.56875" calcext:value-type="float">
            <text:p>11.56875</text:p>
          </table:table-cell>
          <table:table-cell office:value-type="string" calcext:value-type="string">
            <text:p>ft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fter turn</text:p>
          </table:table-cell>
          <table:table-cell table:number-columns-repeated="4"/>
          <table:table-cell table:formula="of:=[.A12]*[.F$1]" office:value-type="float" office:value="30.85" calcext:value-type="float">
            <text:p>30.85</text:p>
          </table:table-cell>
          <table:table-cell office:value-type="string" calcext:value-type="string">
            <text:p>In.</text:p>
          </table:table-cell>
          <table:table-cell table:formula="of:=[.H12]/12" office:value-type="float" office:value="2.57083333333333" calcext:value-type="float">
            <text:p>2.5708333333</text:p>
          </table:table-cell>
          <table:table-cell office:value-type="string" calcext:value-type="string">
            <text:p>ft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egree turn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2T19:25:27.854463617</meta:creation-date>
    <dc:date>2017-02-02T19:48:40.246353252</dc:date>
    <meta:editing-duration>PT2M20S</meta:editing-duration>
    <meta:editing-cycles>1</meta:editing-cycles>
    <meta:document-statistic meta:table-count="1" meta:cell-count="69" meta:object-count="0"/>
    <meta:generator>LibreOffice/5.1.4.2$Linux_X86_64 LibreOffice_project/10m0$Build-2</meta:generator>
  </office:meta>
</office:document-meta>
</file>